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5117" officeooo:paragraph-rsid="001c5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ic provant què tal funciona la traducció amb LibreOffic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style:rfc-language-tag="ca-ES-valencia" fo:language="ca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21T20:56:02.662000000</meta:creation-date>
    <dc:date>2019-10-21T20:56:29.301000000</dc:date>
    <meta:editing-duration>PT27S</meta:editing-duration>
    <meta:editing-cycles>1</meta:editing-cycles>
    <meta:document-statistic meta:table-count="0" meta:image-count="0" meta:object-count="0" meta:page-count="1" meta:paragraph-count="1" meta:word-count="9" meta:character-count="60" meta:non-whitespace-character-count="52"/>
    <meta:generator>LibreOffice/6.3.2.2$Windows_X86_64 LibreOffice_project/98b30e735bda24bc04ab42594c85f7fd8be07b9c</meta:generator>
  </office:meta>
</office:document-meta>
</file>